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ru" fo:country="RU"/>
    </style:style>
    <style:style style:name="T4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хуй</text:p>
      <text:p text:style-name="P2">13123123</text:p>
      <text:p text:style-name="P3">фяфя</text:p>
      <text:p text:style-name="Standard"><text:span text:style-name="T4">13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9T12:59:00Z</dc:date>
    <meta:template xlink:href="Normal.dotm" xlink:type="simple"/>
    <meta:editing-cycles>10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2" meta:row-count="1" meta:non-whitespace-character-count="20"/>
  </office:meta>
</office:document-meta>
</file>